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6016in"/>
    </style:style>
    <style:style style:name="co3" style:family="table-column">
      <style:table-column-properties fo:break-before="auto" style:column-width="1.9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45in" fo:break-before="auto" style:use-optimal-row-height="false"/>
    </style:style>
    <style:style style:name="ro3" style:family="table-row">
      <style:table-row-properties style:row-height="0.398in" fo:break-before="auto" style:use-optimal-row-height="false"/>
    </style:style>
    <style:style style:name="ro4" style:family="table-row">
      <style:table-row-properties style:row-height="0.4445in" fo:break-before="auto" style:use-optimal-row-height="false"/>
    </style:style>
    <style:style style:name="ro5" style:family="table-row">
      <style:table-row-properties style:row-height="0.5925in" fo:break-before="auto" style:use-optimal-row-height="false"/>
    </style:style>
    <style:style style:name="ro6" style:family="table-row">
      <style:table-row-properties style:row-height="0.5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pcode &lt;= 0000 or ((0001 or 00110) &amp;&amp; C=1) or (( 00010 or 00111) &amp;&amp; Z=1) or 00011 or 00100 or 00101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L4</text:p>
          </table:table-cell>
          <table:table-cell office:value-type="string" calcext:value-type="string">
            <text:p>Opcode &lt;= 01111 or 0111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Opcode &lt;= 0110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Opcode &lt;= 01011 or 0110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Opcode &lt;= 01111 or 10000 or 00001 or 00010 or 00110 or 0011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Opcode &lt;= 0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Opcode &lt;= 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Opcode &lt;= 01001 OR 01010 or 0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Opcode &lt;= 01101 &amp;&amp; Z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K’</text:p>
          </table:table-cell>
          <table:table-cell table:style-name="ce1" office:value-type="string" calcext:value-type="string">
            <text:p>Opcode &lt;= 01101 &amp;&amp; Z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pcode &lt;= (if &lt;01000 except 0010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Opcode &lt;= (if &lt;01000 except 0010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Reche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Opcode &lt;= <text:s/>0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pcode &lt;= <text:s/>01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Opcode &lt;= <text:s/>01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7</text:p>
          </table:table-cell>
          <table:table-cell office:value-type="string" calcext:value-type="string">
            <text:p>SL3</text:p>
          </table:table-cell>
          <table:table-cell office:value-type="string" calcext:value-type="string">
            <text:p>Opcode &lt;= <text:s/>01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9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3</text:p>
          </table:table-cell>
          <table:table-cell office:value-type="string" calcext:value-type="string">
            <text:p>S2’</text:p>
          </table:table-cell>
          <table:table-cell office:value-type="string" calcext:value-type="string">
            <text:p>Opcode &lt;= <text:s/>01111 or 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Opcode &lt;= <text:s/>01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Opcode &lt;= <text:s/>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’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4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Opcode &lt;= <text:s/>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4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Opcode &lt;= <text:s/>01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4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Opcode &lt;= <text:s/>01111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3</text:p>
          </table:table-cell>
          <table:table-cell office:value-type="string" calcext:value-type="string">
            <text:p>SL4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’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pcode &lt;= <text:s/>01111 or 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Opcode &lt;= <text:s/>01011 &amp;&amp; valid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Opcode &lt;= <text:s/>01011 valid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Uncond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Opcode &lt;= <text:s/>01100 and valid 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Opcode &lt;= <text:s/>01100 and valid =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21:47:08.42913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6:06:33.729970158</meta:creation-date>
    <dc:date>2022-04-14T23:14:57.881184576</dc:date>
    <meta:editing-duration>PT51M24S</meta:editing-duration>
    <meta:editing-cycles>2</meta:editing-cycles>
    <meta:generator>LibreOffice/6.4.7.2$Linux_X86_64 LibreOffice_project/40$Build-2</meta:generator>
    <meta:document-statistic meta:table-count="1" meta:cell-count="120" meta:object-count="0"/>
  </office:meta>
</office:document-meta>
</file>